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Comfortaa1" svg:font-family="Comfortaa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66ff" draw:fill="none" draw:fill-color="#ffffff" draw:textarea-horizontal-align="left" draw:auto-grow-height="true" draw:auto-grow-width="true" fo:min-height="3.439cm" fo:min-width="10.962cm"/>
    </style:style>
    <style:style style:name="gr2" style:family="graphic" style:parent-style-name="standard">
      <style:graphic-properties draw:stroke="none" draw:fill-color="#000000" draw:textarea-horizontal-align="justify" draw:textarea-vertical-align="middle" draw:auto-grow-height="false" fo:min-height="0.06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line-height="0.25cm" fo:text-align="center"/>
      <style:text-properties style:font-name="Comfortaa1" fo:font-size="96pt" fo:font-style="normal" fo:font-weight="normal" style:font-size-asian="18pt" style:font-size-complex="18pt"/>
    </style:style>
    <style:style style:name="P3" style:family="paragraph">
      <loext:graphic-properties draw:fill-color="#000000"/>
      <style:paragraph-properties fo:text-align="center"/>
    </style:style>
    <style:style style:name="T1" style:family="text">
      <style:text-properties fo:color="#0066cc" style:font-name="Comfortaa1" fo:font-size="96pt" fo:font-style="normal" fo:font-weight="normal" style:font-size-asian="18pt" style:font-size-complex="18pt"/>
    </style:style>
    <style:style style:name="T2" style:family="text">
      <style:text-properties style:font-name="Comfortaa1" fo:font-size="96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1.462cm" svg:height="3.689cm" svg:x="0.769cm" svg:y="1.1cm">
            <draw:text-box>
              <text:p text:style-name="P1"><text:span text:style-name="T1">P</text:span><text:span text:style-name="T2">o</text:span><text:span text:style-name="T1">Y</text:span><text:span text:style-name="T2">nts</text:span></text:p>
            </draw:text-box>
          </draw:frame>
          <draw:custom-shape draw:style-name="gr2" draw:text-style-name="P3" draw:layer="layout" svg:width="0.44cm" svg:height="0.44cm" svg:x="5.769cm" svg:y="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draw:layer="layout" svg:width="0.44cm" svg:height="0.44cm" svg:x="3.643cm" svg:y="2.72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Comfortaa1" svg:font-family="Comfortaa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5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Lamprecht</meta:initial-creator>
    <meta:creation-date>2018-08-02T14:46:00.765673992</meta:creation-date>
    <dc:date>2018-08-02T15:39:39.077137854</dc:date>
    <dc:creator>Sebastian Lamprecht</dc:creator>
    <meta:editing-duration>PT30M55S</meta:editing-duration>
    <meta:editing-cycles>10</meta:editing-cycles>
    <meta:generator>LibreOffice/5.1.6.2$Linux_X86_64 LibreOffice_project/10m0$Build-2</meta:generator>
    <meta:document-statistic meta:object-count="4"/>
  </office:meta>
</office:document-meta>
</file>